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0E0000000FD3F7130333BF0127.png" manifest:media-type="image/png"/>
  <manifest:file-entry manifest:full-path="Pictures/100002010000043100000397E596CE000F77BF3B.png" manifest:media-type="image/png"/>
  <manifest:file-entry manifest:full-path="Pictures/100002010000001000000010E86B4D29A33CC674.png" manifest:media-type="image/png"/>
  <manifest:file-entry manifest:full-path="Pictures/100002010000001300000011AA27E6D23FBE9EC7.png" manifest:media-type="image/png"/>
  <manifest:file-entry manifest:full-path="Pictures/1000020100000013000000135BFE27FF59D676E6.png" manifest:media-type="image/png"/>
  <manifest:file-entry manifest:full-path="Pictures/100002010000001200000011892E722FD9BD4BE3.png" manifest:media-type="image/png"/>
  <manifest:file-entry manifest:full-path="Pictures/100002010000001200000012C27CC11037DF9EEE.png" manifest:media-type="image/png"/>
  <manifest:file-entry manifest:full-path="Pictures/10000201000000110000000EEA6D6FF7F6887AF9.png" manifest:media-type="image/png"/>
  <manifest:file-entry manifest:full-path="Pictures/100002010000000F000000100E629668F88312AC.png" manifest:media-type="image/png"/>
  <manifest:file-entry manifest:full-path="Pictures/100002010000026C000004AC9E5C98936CD891B5.png" manifest:media-type="image/png"/>
  <manifest:file-entry manifest:full-path="Pictures/100002010000001300000013A21D791BEA59DF85.png" manifest:media-type="image/png"/>
  <manifest:file-entry manifest:full-path="Pictures/100002010000001300000013B88EB60B45130F7F.png" manifest:media-type="image/png"/>
  <manifest:file-entry manifest:full-path="Pictures/100002010000001300000011887C755225ACCA18.png" manifest:media-type="image/png"/>
  <manifest:file-entry manifest:full-path="Pictures/100002010000025A000003428ECDB80F7C36C4D7.png" manifest:media-type="image/png"/>
  <manifest:file-entry manifest:full-path="Pictures/10000201000000110000001147D92C6879246235.png" manifest:media-type="image/png"/>
  <manifest:file-entry manifest:full-path="Pictures/100002010000000E0000000F7A26AD2A18D53466.png" manifest:media-type="image/png"/>
  <manifest:file-entry manifest:full-path="Pictures/10000201000000110000000EEF4D0268AA650326.png" manifest:media-type="image/png"/>
  <manifest:file-entry manifest:full-path="Pictures/1000020100000011000000118A479708B2450B7D.png" manifest:media-type="image/png"/>
  <manifest:file-entry manifest:full-path="Pictures/100002010000000F000000108CD1F50C08D74B68.png" manifest:media-type="image/png"/>
  <manifest:file-entry manifest:full-path="Pictures/100002010000000E00000010E80ED184B655FA61.png" manifest:media-type="image/png"/>
  <manifest:file-entry manifest:full-path="Pictures/1000020100000010000000136CDD2367D862F19C.png" manifest:media-type="image/png"/>
  <manifest:file-entry manifest:full-path="Pictures/100002010000001300000013A32D1AD491C25D18.png" manifest:media-type="image/png"/>
  <manifest:file-entry manifest:full-path="Pictures/100002010000000E00000010D7A6CAF8ACE66FC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126cm" fo:min-width="6.464cm"/>
    </style:style>
    <style:style style:name="gr3" style:family="graphic" style:parent-style-name="standard">
      <style:graphic-properties draw:textarea-horizontal-align="justify" draw:textarea-vertical-align="middle" draw:auto-grow-height="false" fo:min-height="1.126cm" fo:min-width="6.464cm"/>
    </style:style>
    <style:style style:name="gr4" style:family="graphic" style:parent-style-name="standard">
      <style:graphic-properties draw:fill-color="#00cc00" draw:textarea-horizontal-align="justify" draw:textarea-vertical-align="middle" draw:auto-grow-height="false" fo:min-height="0.668cm" fo:min-width="1.942cm"/>
    </style:style>
    <style:style style:name="gr5" style:family="graphic" style:parent-style-name="standard">
      <style:graphic-properties draw:textarea-horizontal-align="justify" draw:textarea-vertical-align="middle" draw:auto-grow-height="false" fo:min-height="0.668cm" fo:min-width="0.418cm"/>
    </style:style>
    <style:style style:name="gr6" style:family="graphic" style:parent-style-name="standard">
      <style:graphic-properties draw:fill-color="#66ffff" draw:textarea-horizontal-align="justify" draw:textarea-vertical-align="middle" draw:auto-grow-height="false" fo:min-height="0.258cm" fo:min-width="0.008cm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draw:fill="solid" draw:fill-color="#729fc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6666ff" draw:textarea-horizontal-align="justify" draw:textarea-vertical-align="middle" draw:auto-grow-height="false" fo:min-height="0.668cm" fo:min-width="1.467cm"/>
    </style:style>
    <style:style style:name="gr10" style:family="graphic" style:parent-style-name="standard">
      <style:graphic-properties draw:fill-color="#ffff99" draw:textarea-horizontal-align="justify" draw:textarea-vertical-align="middle" draw:auto-grow-height="false" fo:min-height="0.766cm" fo:min-width="2.294cm"/>
    </style:style>
    <style:style style:name="gr11" style:family="graphic" style:parent-style-name="standard">
      <style:graphic-properties draw:textarea-horizontal-align="justify" draw:textarea-vertical-align="middle" draw:auto-grow-height="false" fo:min-height="0.766cm" fo:min-width="2.294cm"/>
    </style:style>
    <style:style style:name="gr12" style:family="graphic" style:parent-style-name="Object_20_with_20_no_20_fill_20_and_20_no_20_line">
      <style:graphic-properties draw:stroke="none" draw:fill="solid" draw:fill-color="#729fcf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-color="#ffff99" draw:textarea-horizontal-align="justify" draw:textarea-vertical-align="middle" draw:auto-grow-height="false" fo:min-height="0.668cm" fo:min-width="1.467cm"/>
    </style:style>
    <style:style style:name="gr14" style:family="graphic" style:parent-style-name="standard">
      <style:graphic-properties draw:fill-color="#ff0000" draw:textarea-horizontal-align="justify" draw:textarea-vertical-align="middle" draw:auto-grow-height="false" fo:min-height="0.21cm" fo:min-width="2.5cm"/>
    </style:style>
    <style:style style:name="gr15" style:family="graphic" style:parent-style-name="standard">
      <style:graphic-properties draw:fill-color="#0000ff" draw:textarea-horizontal-align="justify" draw:textarea-vertical-align="middle" draw:auto-grow-height="false" fo:min-height="0.21cm" fo:min-width="2.5cm"/>
    </style:style>
    <style:style style:name="gr16" style:family="graphic" style:parent-style-name="standard">
      <style:graphic-properties draw:fill-color="#99cc66" draw:textarea-horizontal-align="justify" draw:textarea-vertical-align="middle" draw:auto-grow-height="false" fo:min-height="0.21cm" fo:min-width="2.5cm"/>
    </style:style>
    <style:style style:name="gr17" style:family="graphic" style:parent-style-name="standard">
      <style:graphic-properties draw:textarea-horizontal-align="justify" draw:textarea-vertical-align="top" draw:auto-grow-height="false" fo:min-height="12.196cm" fo:min-width="8.39cm"/>
    </style:style>
    <style:style style:name="gr18" style:family="graphic" style:parent-style-name="standard">
      <style:graphic-properties draw:textarea-horizontal-align="justify" draw:textarea-vertical-align="top" draw:auto-grow-height="false" fo:min-height="5.592cm" fo:min-width="8.644cm"/>
    </style:style>
    <style:style style:name="gr19" style:family="graphic" style:parent-style-name="standard">
      <style:graphic-properties draw:textarea-horizontal-align="justify" draw:textarea-vertical-align="middle" draw:auto-grow-height="false" fo:min-height="1.528cm" fo:min-width="1.278cm"/>
    </style:style>
    <style:style style:name="gr20" style:family="graphic" style:parent-style-name="standard">
      <style:graphic-properties draw:fill-color="#cc00cc" draw:textarea-horizontal-align="justify" draw:textarea-vertical-align="middle" draw:auto-grow-height="false" fo:min-height="1.528cm" fo:min-width="1.278cm"/>
    </style:style>
    <style:style style:name="gr21" style:family="graphic" style:parent-style-name="standard">
      <style:graphic-properties draw:fill-color="#0000cc" draw:textarea-horizontal-align="justify" draw:textarea-vertical-align="middle" draw:auto-grow-height="false" fo:min-height="1.528cm" fo:min-width="1.278cm"/>
    </style:style>
    <style:style style:name="gr22" style:family="graphic" style:parent-style-name="standard">
      <style:graphic-properties draw:fill-color="#009933" draw:textarea-horizontal-align="justify" draw:textarea-vertical-align="middle" draw:auto-grow-height="false" fo:min-height="1.528cm" fo:min-width="1.278cm"/>
    </style:style>
    <style:style style:name="gr23" style:family="graphic" style:parent-style-name="standard">
      <style:graphic-properties draw:fill-color="#cc9900" draw:textarea-horizontal-align="justify" draw:textarea-vertical-align="middle" draw:auto-grow-height="false" fo:min-height="1.528cm" fo:min-width="1.278cm"/>
    </style:style>
    <style:style style:name="gr24" style:family="graphic" style:parent-style-name="standard">
      <style:graphic-properties draw:fill-color="#999999" draw:textarea-horizontal-align="justify" draw:textarea-vertical-align="middle" draw:auto-grow-height="false" fo:min-height="1.528cm" fo:min-width="1.278cm"/>
    </style:style>
    <style:style style:name="gr25" style:family="graphic" style:parent-style-name="Object_20_with_20_no_20_fill_20_and_20_no_20_line">
      <style:graphic-properties draw:stroke="none" draw:fill="solid" draw:fill-color="#729fc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none" fo:min-height="9.956cm"/>
    </style:style>
    <style:style style:name="gr27" style:family="graphic" style:parent-style-name="standard">
      <style:graphic-properties draw:textarea-horizontal-align="justify" draw:textarea-vertical-align="middle" draw:auto-grow-height="false" fo:min-height="0.896cm" fo:min-width="2.1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cc00"/>
      <style:paragraph-properties fo:text-align="center"/>
    </style:style>
    <style:style style:name="P5" style:family="paragraph">
      <loext:graphic-properties draw:fill-color="#66ffff"/>
      <style:paragraph-properties fo:text-align="center"/>
    </style:style>
    <style:style style:name="P6" style:family="paragraph">
      <loext:graphic-properties draw:fill="solid" draw:fill-color="#729fcf"/>
      <style:paragraph-properties fo:text-align="center"/>
    </style:style>
    <style:style style:name="P7" style:family="paragraph">
      <loext:graphic-properties draw:fill-color="#6666ff"/>
      <style:paragraph-properties fo:text-align="center"/>
    </style:style>
    <style:style style:name="P8" style:family="paragraph">
      <loext:graphic-properties draw:fill-color="#ffff99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729fcf"/>
      <style:paragraph-properties fo:text-align="start"/>
      <style:text-properties fo:font-size="18pt"/>
    </style:style>
    <style:style style:name="P11" style:family="paragraph">
      <loext:graphic-properties draw:fill-color="#ffff99"/>
      <style:paragraph-properties fo:text-align="center"/>
      <style:text-properties fo:font-size="18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-color="#6666ff"/>
      <style:paragraph-properties fo:text-align="center"/>
      <style:text-properties fo:font-size="18pt"/>
    </style:style>
    <style:style style:name="P14" style:family="paragraph">
      <loext:graphic-properties draw:fill-color="#ff0000"/>
      <style:paragraph-properties fo:text-align="center"/>
      <style:text-properties fo:font-size="18pt"/>
    </style:style>
    <style:style style:name="P15" style:family="paragraph">
      <loext:graphic-properties draw:fill-color="#0000ff"/>
      <style:paragraph-properties fo:text-align="center"/>
      <style:text-properties fo:font-size="18pt"/>
    </style:style>
    <style:style style:name="P16" style:family="paragraph">
      <loext:graphic-properties draw:fill-color="#99cc66"/>
      <style:paragraph-properties fo:text-align="center"/>
      <style:text-properties fo:font-size="18pt"/>
    </style:style>
    <style:style style:name="P17" style:family="paragraph">
      <style:paragraph-properties fo:text-align="start"/>
      <style:text-properties fo:font-size="11pt" style:font-size-asian="11pt" style:font-size-complex="11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-color="#cc00cc"/>
      <style:paragraph-properties fo:text-align="center"/>
    </style:style>
    <style:style style:name="P20" style:family="paragraph">
      <loext:graphic-properties draw:fill-color="#0000cc"/>
      <style:paragraph-properties fo:text-align="center"/>
    </style:style>
    <style:style style:name="P21" style:family="paragraph">
      <loext:graphic-properties draw:fill-color="#009933"/>
      <style:paragraph-properties fo:text-align="center"/>
    </style:style>
    <style:style style:name="P22" style:family="paragraph">
      <loext:graphic-properties draw:fill-color="#cc9900"/>
      <style:paragraph-properties fo:text-align="center"/>
    </style:style>
    <style:style style:name="P23" style:family="paragraph">
      <loext:graphic-properties draw:fill-color="#999999"/>
      <style:paragraph-properties fo:text-align="center"/>
    </style:style>
    <style:style style:name="P24" style:family="paragraph">
      <loext:graphic-properties draw:fill="none"/>
      <style:paragraph-properties fo:text-align="start"/>
    </style:style>
    <style:style style:name="T1" style:family="text">
      <style:text-properties fo:font-size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2.7cm" svg:height="3.506cm" svg:x="0cm" svg:y="0.05cm" presentation:class="title" presentation:user-transformed="true">
          <draw:text-box>
            <text:p>1. Login</text:p>
          </draw:text-box>
        </draw:frame>
        <draw:frame presentation:style-name="pr2" draw:text-style-name="P1" draw:layer="layout" svg:width="12.7cm" svg:height="12.179cm" svg:x="0cm" svg:y="4.839cm" presentation:class="subtitle" presentation:user-transformed="true">
          <draw:text-box>
            <text:p>&gt; insert :username</text:p>
            <text:p>&gt; insert :password </text:p>
            <text:p><text:s text:c="2"/>&gt; hit enter or Login <text:s/></text:p>
          </draw:text-box>
        </draw:frame>
        <draw:frame draw:style-name="gr1" draw:text-style-name="P2" draw:layer="layout" svg:width="10.885cm" svg:height="20.999cm" svg:x="17.272cm" svg:y="0cm">
          <draw:image xlink:href="Pictures/100002010000026C000004AC9E5C98936CD891B5.png" xlink:type="simple" xlink:show="embed" xlink:actuate="onLoad">
            <text:p/>
          </draw:image>
        </draw:frame>
        <draw:custom-shape draw:style-name="gr2" draw:text-style-name="P3" draw:layer="layout" svg:width="7.112cm" svg:height="1.524cm" svg:x="19.304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112cm" svg:height="1.524cm" svg:x="19.305cm" svg:y="6.859cm">
          <text:p text:style-name="P3">:usern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112cm" svg:height="1.524cm" svg:x="19.304cm" svg:y="9.144cm">
          <text:p text:style-name="P3">:passwo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54cm" svg:height="1.016cm" svg:x="19.304cm" svg:y="11.684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3">Lo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54cm" svg:height="1.016cm" svg:x="22.352cm" svg:y="11.684cm">
          <text:p text:style-name="P3">Cre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016cm" svg:height="1.016cm" svg:x="25.4cm" svg:y="11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508cm" svg:height="0.508cm" svg:x="25.654cm" svg:y="11.9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12.7cm" svg:height="3.506cm" svg:x="0cm" svg:y="0.05cm" presentation:class="title" presentation:user-transformed="true">
          <draw:text-box>
            <text:p>2. </text:p>
          </draw:text-box>
        </draw:frame>
        <draw:frame draw:style-name="gr8" draw:text-style-name="P6" draw:layer="layout" svg:width="10.885cm" svg:height="20.999cm" svg:x="17.563cm" svg:y="0cm">
          <draw:image xlink:href="Pictures/100002010000026C000004AC9E5C98936CD891B5.png" xlink:type="simple" xlink:show="embed" xlink:actuate="onLoad">
            <text:p/>
          </draw:image>
        </draw:frame>
        <draw:custom-shape draw:style-name="gr9" draw:text-style-name="P7" draw:layer="layout" svg:width="2.065cm" svg:height="1.016cm" svg:x="18.509cm" svg:y="17.781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3">Stat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2.794cm" svg:height="1.016cm" svg:x="18.542cm" svg:y="2.032cm">
          <text:p text:style-name="P3">Character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94cm" svg:height="1.016cm" svg:x="21.742cm" svg:y="2.032cm">
          <text:p text:style-name="P3">Battle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94cm" svg:height="1.016cm" svg:x="24.842cm" svg:y="2.032cm">
          <text:p text:style-name="P3">Shop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065cm" svg:height="1.016cm" svg:x="20.809cm" svg:y="17.782cm">
          <office:event-listeners>
            <presentation:event-listener script:event-name="dom:click" presentation:action="show" xlink:href="#page4" xlink:type="simple" xlink:show="embed" xlink:actuate="onRequest"/>
          </office:event-listeners>
          <text:p text:style-name="P3">Gea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065cm" svg:height="1.016cm" svg:x="23.109cm" svg:y="17.782cm">
          <office:event-listeners>
            <presentation:event-listener script:event-name="dom:click" presentation:action="show" xlink:href="#page4" xlink:type="simple" xlink:show="embed" xlink:actuate="onRequest"/>
          </office:event-listeners>
          <text:p text:style-name="P3">Skill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065cm" svg:height="1.016cm" svg:x="25.509cm" svg:y="17.782cm">
          <text:p text:style-name="P3">Rank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8.983cm" svg:height="12.446cm" svg:x="18.542cm" svg:y="4.318cm">
          <draw:image xlink:href="Pictures/100002010000025A000003428ECDB80F7C36C4D7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2" draw:text-style-name="P10" draw:layer="layout" svg:width="10.885cm" svg:height="20.999cm" svg:x="17.018cm" svg:y="0cm">
          <draw:image xlink:href="Pictures/100002010000026C000004AC9E5C98936CD891B5.png" xlink:type="simple" xlink:show="embed" xlink:actuate="onLoad"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><text:tab/></text:span><text:span text:style-name="T1"><text:tab/></text:span><text:span text:style-name="T1"><text:tab/></text:span><text:span text:style-name="T2">Attribute points: 0</text:span></text:p>
          </draw:image>
        </draw:frame>
        <draw:custom-shape draw:style-name="gr13" draw:text-style-name="P11" draw:layer="layout" svg:width="2.065cm" svg:height="1.016cm" svg:x="17.964cm" svg:y="17.782cm">
          <text:p text:style-name="P3"><text:span text:style-name="T1">Sta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2.794cm" svg:height="1.016cm" svg:x="17.997cm" svg:y="2.033cm">
          <text:p text:style-name="P3"><text:span text:style-name="T1">Charact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794cm" svg:height="1.016cm" svg:x="21.197cm" svg:y="2.033cm">
          <text:p text:style-name="P3"><text:span text:style-name="T1">Battl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794cm" svg:height="1.016cm" svg:x="24.297cm" svg:y="2.033cm">
          <text:p text:style-name="P3"><text:span text:style-name="T1">Shop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2.065cm" svg:height="1.016cm" svg:x="20.264cm" svg:y="17.783cm">
          <text:p text:style-name="P3"><text:span text:style-name="T1">Ge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2.065cm" svg:height="1.016cm" svg:x="22.564cm" svg:y="17.783cm">
          <text:p text:style-name="P3"><text:span text:style-name="T1">Skil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2.065cm" svg:height="1.016cm" svg:x="24.964cm" svg:y="17.783cm">
          <text:p text:style-name="P3"><text:span text:style-name="T1">R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draw:layer="layout" svg:width="3.048cm" svg:height="0.508cm" svg:x="20.98cm" svg:y="4.064cm">
          <text:p text:style-name="P3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3.048cm" svg:height="0.508cm" svg:x="17.781cm" svg:y="4.065cm">
          <text:p text:style-name="P3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6" draw:layer="layout" svg:width="3.048cm" svg:height="0.508cm" svg:x="24.181cm" svg:y="4.065cm">
          <text:p text:style-name="P3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8.89cm" svg:height="12.446cm" svg:x="18.034cm" svg:y="4.826cm">
          <text:p text:style-name="P9"><text:span text:style-name="T3">Magicka </text:span><text:span text:style-name="T3"><text:tab/></text:span><text:span text:style-name="T3"><text:tab/></text:span><text:span text:style-name="T3">2000</text:span></text:p>
          <text:p text:style-name="P9"><text:span text:style-name="T3">Health</text:span><text:span text:style-name="T3"><text:tab/></text:span><text:span text:style-name="T3"><text:tab/></text:span><text:span text:style-name="T3"><text:tab/></text:span><text:span text:style-name="T3">450</text:span></text:p>
          <text:p text:style-name="P9"><text:span text:style-name="T3">Stamina</text:span><text:span text:style-name="T3"><text:tab/></text:span><text:span text:style-name="T3"><text:tab/></text:span><text:span text:style-name="T3">1300</text:span></text:p>
          <text:p text:style-name="P9"><text:span text:style-name="T3"/></text:p>
          <text:p text:style-name="P9"><text:span text:style-name="T3">Spell DMG</text:span><text:span text:style-name="T3"><text:tab/></text:span><text:span text:style-name="T3"><text:tab/></text:span><text:span text:style-name="T3">1108</text:span></text:p>
          <text:p text:style-name="P9"><text:span text:style-name="T3">Spell Crit</text:span><text:span text:style-name="T3"><text:tab/></text:span><text:span text:style-name="T3"><text:tab/></text:span><text:span text:style-name="T3">14%</text:span></text:p>
          <text:p text:style-name="P9"><text:span text:style-name="T3">Spell Res</text:span><text:span text:style-name="T3"><text:tab/></text:span><text:span text:style-name="T3"><text:tab/></text:span><text:span text:style-name="T3">12891</text:span></text:p>
          <text:p text:style-name="P9"><text:span text:style-name="T3"/></text:p>
          <text:p text:style-name="P9"><text:span text:style-name="T3">Attack Power</text:span><text:span text:style-name="T3"><text:tab/></text:span><text:span text:style-name="T3"><text:tab/></text:span><text:span text:style-name="T3">1108</text:span></text:p>
          <text:p text:style-name="P9"><text:span text:style-name="T3">Focus Rating</text:span><text:span text:style-name="T3"><text:tab/></text:span><text:span text:style-name="T3"><text:tab/></text:span><text:span text:style-name="T3">100</text:span></text:p>
          <text:p text:style-name="P9"><text:span text:style-name="T3">Armor penetration</text:span><text:span text:style-name="T3"><text:tab/></text:span><text:span text:style-name="T3">7781</text:span></text:p>
          <text:p text:style-name="P9"><text:span text:style-name="T3">Spell Resistance</text:span><text:span text:style-name="T3"><text:tab/></text:span><text:span text:style-name="T3">51</text:span></text:p>
          <text:p text:style-name="P9"><text:span text:style-name="T3">Healing taken</text:span><text:span text:style-name="T3"><text:tab/></text:span><text:span text:style-name="T3"><text:tab/></text:span><text:span text:style-name="T3">0</text:span></text:p>
          <text:p text:style-name="P9"><text:span text:style-name="T3"/></text:p>
          <text:p text:style-name="P9"><text:span text:style-name="T3">Cold Resistance</text:span></text:p>
          <text:p text:style-name="P9"><text:span text:style-name="T3">Flame Resistance</text:span></text:p>
          <text:p text:style-name="P9"><text:span text:style-name="T3">Lightning Resistance</text:span></text:p>
          <text:p text:style-name="P9"><text:span text:style-name="T3">Physical Resistance</text:span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8" draw:text-style-name="P6" draw:layer="layout" svg:width="10.885cm" svg:height="20.999cm" svg:x="17.564cm" svg:y="0.001cm">
          <draw:image xlink:href="Pictures/100002010000026C000004AC9E5C98936CD891B5.png" xlink:type="simple" xlink:show="embed" xlink:actuate="onLoad">
            <text:p/>
          </draw:image>
        </draw:frame>
        <draw:custom-shape draw:style-name="gr18" draw:text-style-name="P9" draw:layer="layout" svg:width="9.144cm" svg:height="5.842cm" svg:x="18.542cm" svg:y="3.30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1.778cm" svg:height="1.778cm" svg:x="20.242cm" svg:y="9.9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1.778cm" svg:height="1.778cm" svg:x="22.142cm" svg:y="9.90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1.778cm" svg:height="1.778cm" svg:x="18.342cm" svg:y="11.80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1.778cm" svg:height="1.778cm" svg:x="20.242cm" svg:y="11.80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1.778cm" svg:height="1.778cm" svg:x="22.142cm" svg:y="11.80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1.778cm" svg:height="1.778cm" svg:x="24.042cm" svg:y="11.80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1.778cm" svg:height="1.778cm" svg:x="25.942cm" svg:y="11.80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1.778cm" svg:height="1.778cm" svg:x="18.342cm" svg:y="13.70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1.778cm" svg:height="1.778cm" svg:x="20.242cm" svg:y="13.7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1.778cm" svg:height="1.778cm" svg:x="22.142cm" svg:y="13.70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1.778cm" svg:height="1.778cm" svg:x="24.042cm" svg:y="13.70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1.778cm" svg:height="1.778cm" svg:x="18.342cm" svg:y="15.60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1.778cm" svg:height="1.778cm" svg:x="20.242cm" svg:y="15.60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1.778cm" svg:height="1.778cm" svg:x="22.142cm" svg:y="15.60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1.778cm" svg:height="1.778cm" svg:x="24.042cm" svg:y="15.60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1.778cm" svg:height="1.778cm" svg:x="25.942cm" svg:y="13.70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1.778cm" svg:height="1.778cm" svg:x="25.942cm" svg:y="15.60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483cm" svg:height="1.27cm" svg:x="20.442cm" svg:y="10.206cm">
          <draw:image xlink:href="Pictures/100002010000043100000397E596CE000F77BF3B.png" xlink:type="simple" xlink:show="embed" xlink:actuate="onLoad">
            <text:p/>
          </draw:image>
        </draw:frame>
        <draw:custom-shape draw:style-name="gr22" draw:text-style-name="P21" draw:layer="layout" svg:width="1.778cm" svg:height="1.778cm" svg:x="20.242cm" svg:y="9.9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1.778cm" svg:height="1.778cm" svg:x="18.342cm" svg:y="9.90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985cm" svg:height="1.775cm" svg:x="18.277cm" svg:y="9.909cm">
          <draw:image xlink:href="Pictures/100002010000001300000011887C755225ACCA18.png" xlink:type="simple" xlink:show="embed" xlink:actuate="onLoad">
            <text:p/>
          </draw:image>
        </draw:frame>
        <draw:frame draw:style-name="gr1" draw:text-style-name="P2" draw:layer="layout" svg:width="1.893cm" svg:height="1.785cm" svg:x="20.242cm" svg:y="9.909cm">
          <draw:image xlink:href="Pictures/100002010000001200000011892E722FD9BD4BE3.png" xlink:type="simple" xlink:show="embed" xlink:actuate="onLoad">
            <text:p/>
          </draw:image>
        </draw:frame>
        <draw:frame draw:style-name="gr1" draw:text-style-name="P2" draw:layer="layout" svg:width="1.812cm" svg:height="1.812cm" svg:x="22.108cm" svg:y="10.009cm">
          <draw:image xlink:href="Pictures/1000020100000013000000135BFE27FF59D676E6.png" xlink:type="simple" xlink:show="embed" xlink:actuate="onLoad">
            <text:p/>
          </draw:image>
        </draw:frame>
        <draw:custom-shape draw:style-name="gr22" draw:text-style-name="P21" draw:layer="layout" svg:width="1.778cm" svg:height="1.778cm" svg:x="24.043cm" svg:y="9.90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812cm" svg:height="1.812cm" svg:x="24.009cm" svg:y="10.009cm">
          <draw:image xlink:href="Pictures/100002010000001300000013A32D1AD491C25D18.png" xlink:type="simple" xlink:show="embed" xlink:actuate="onLoad">
            <text:p/>
          </draw:image>
        </draw:frame>
        <draw:custom-shape draw:style-name="gr21" draw:text-style-name="P20" draw:layer="layout" svg:width="1.778cm" svg:height="1.778cm" svg:x="25.943cm" svg:y="9.90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812cm" svg:height="1.812cm" svg:x="25.909cm" svg:y="9.994cm">
          <draw:image xlink:href="Pictures/100002010000001300000013B88EB60B45130F7F.png" xlink:type="simple" xlink:show="embed" xlink:actuate="onLoad">
            <text:p/>
          </draw:image>
        </draw:frame>
        <draw:frame draw:style-name="gr1" draw:text-style-name="P2" draw:layer="layout" svg:width="1.519cm" svg:height="1.519cm" svg:x="18.542cm" svg:y="11.943cm">
          <draw:image xlink:href="Pictures/100002010000001200000012C27CC11037DF9EEE.png" xlink:type="simple" xlink:show="embed" xlink:actuate="onLoad">
            <text:p/>
          </draw:image>
        </draw:frame>
        <draw:frame draw:style-name="gr1" draw:text-style-name="P2" draw:layer="layout" svg:width="1.955cm" svg:height="1.611cm" svg:x="20.187cm" svg:y="11.851cm">
          <draw:image xlink:href="Pictures/10000201000000110000000EEA6D6FF7F6887AF9.png" xlink:type="simple" xlink:show="embed" xlink:actuate="onLoad">
            <text:p/>
          </draw:image>
        </draw:frame>
        <draw:custom-shape draw:style-name="gr9" draw:text-style-name="P13" draw:layer="layout" svg:width="2.065cm" svg:height="1.016cm" svg:x="18.542cm" svg:y="17.779cm">
          <text:p text:style-name="P3"><text:span text:style-name="T1">Sta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2.794cm" svg:height="1.016cm" svg:x="18.542cm" svg:y="2.032cm">
          <text:p text:style-name="P3"><text:span text:style-name="T1">Charact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794cm" svg:height="1.016cm" svg:x="21.742cm" svg:y="2.032cm">
          <text:p text:style-name="P3"><text:span text:style-name="T1">Battle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794cm" svg:height="1.016cm" svg:x="24.842cm" svg:y="2.032cm">
          <text:p text:style-name="P3"><text:span text:style-name="T1">Shop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.065cm" svg:height="1.016cm" svg:x="20.842cm" svg:y="17.78cm">
          <text:p text:style-name="P3"><text:span text:style-name="T1">Ge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2.065cm" svg:height="1.016cm" svg:x="23.142cm" svg:y="17.78cm">
          <text:p text:style-name="P3"><text:span text:style-name="T1">Skil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2.065cm" svg:height="1.016cm" svg:x="25.542cm" svg:y="17.78cm">
          <text:p text:style-name="P3"><text:span text:style-name="T1">R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9" draw:layer="layout" svg:width="1.778cm" svg:height="1.778cm" svg:x="18.743cm" svg:y="3.50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812cm" svg:height="1.812cm" svg:x="18.709cm" svg:y="3.609cm">
          <draw:image xlink:href="Pictures/100002010000001300000013A21D791BEA59DF85.png" xlink:type="simple" xlink:show="embed" xlink:actuate="onLoad">
            <text:p/>
          </draw:image>
        </draw:frame>
        <draw:custom-shape draw:style-name="gr20" draw:text-style-name="P19" draw:layer="layout" svg:width="1.778cm" svg:height="1.778cm" svg:x="21.143cm" svg:y="3.50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985cm" svg:height="1.775cm" svg:x="21.078cm" svg:y="3.509cm">
          <draw:image xlink:href="Pictures/100002010000001300000011AA27E6D23FBE9EC7.png" xlink:type="simple" xlink:show="embed" xlink:actuate="onLoad">
            <text:p/>
          </draw:image>
        </draw:frame>
        <draw:frame draw:style-name="gr1" draw:text-style-name="P2" draw:layer="layout" svg:width="1.54cm" svg:height="1.54cm" svg:x="22.352cm" svg:y="11.938cm">
          <draw:image xlink:href="Pictures/1000020100000011000000118A479708B2450B7D.png" xlink:type="simple" xlink:show="embed" xlink:actuate="onLoad">
            <text:p/>
          </draw:image>
        </draw:frame>
        <draw:custom-shape draw:style-name="gr23" draw:text-style-name="P22" draw:layer="layout" svg:width="1.778cm" svg:height="1.778cm" svg:x="23.342cm" svg:y="3.50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54cm" svg:height="1.54cm" svg:x="23.552cm" svg:y="3.638cm">
          <draw:image xlink:href="Pictures/10000201000000110000001147D92C6879246235.png" xlink:type="simple" xlink:show="embed" xlink:actuate="onLoad">
            <text:p/>
          </draw:image>
        </draw:frame>
        <draw:custom-shape draw:style-name="gr22" draw:text-style-name="P21" draw:layer="layout" svg:width="1.778cm" svg:height="1.778cm" svg:x="25.743cm" svg:y="3.50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955cm" svg:height="1.611cm" svg:x="25.688cm" svg:y="3.551cm">
          <draw:image xlink:href="Pictures/10000201000000110000000EEF4D0268AA650326.png" xlink:type="simple" xlink:show="embed" xlink:actuate="onLoad">
            <text:p/>
          </draw:image>
        </draw:frame>
        <draw:frame draw:style-name="gr1" draw:text-style-name="P2" draw:layer="layout" svg:width="1.485cm" svg:height="1.763cm" svg:x="24.198cm" svg:y="11.806cm">
          <draw:image xlink:href="Pictures/1000020100000010000000136CDD2367D862F19C.png" xlink:type="simple" xlink:show="embed" xlink:actuate="onLoad">
            <text:p/>
          </draw:image>
        </draw:frame>
        <draw:frame draw:style-name="gr1" draw:text-style-name="P2" draw:layer="layout" svg:width="1.529cm" svg:height="1.634cm" svg:x="26.162cm" svg:y="11.95cm">
          <draw:image xlink:href="Pictures/100002010000000F000000108CD1F50C08D74B68.png" xlink:type="simple" xlink:show="embed" xlink:actuate="onLoad">
            <text:p/>
          </draw:image>
        </draw:frame>
        <draw:custom-shape draw:style-name="gr22" draw:text-style-name="P21" draw:layer="layout" svg:width="1.778cm" svg:height="1.778cm" svg:x="21.042cm" svg:y="7.20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529cm" svg:height="1.634cm" svg:x="21.262cm" svg:y="7.35cm">
          <draw:image xlink:href="Pictures/100002010000000F000000100E629668F88312AC.png" xlink:type="simple" xlink:show="embed" xlink:actuate="onLoad">
            <text:p/>
          </draw:image>
        </draw:frame>
        <draw:custom-shape draw:style-name="gr24" draw:text-style-name="P23" draw:layer="layout" svg:width="1.778cm" svg:height="1.778cm" svg:x="18.742cm" svg:y="7.20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485cm" svg:height="1.763cm" svg:x="18.898cm" svg:y="7.206cm">
          <draw:image xlink:href="Pictures/1000020100000010000000136CDD2367D862F19C.png" xlink:type="simple" xlink:show="embed" xlink:actuate="onLoad">
            <text:p/>
          </draw:image>
        </draw:frame>
        <draw:frame draw:style-name="gr1" draw:text-style-name="P2" draw:layer="layout" svg:width="1.516cm" svg:height="1.734cm" svg:x="18.55cm" svg:y="13.706cm">
          <draw:image xlink:href="Pictures/100002010000000E00000010D7A6CAF8ACE66FC8.png" xlink:type="simple" xlink:show="embed" xlink:actuate="onLoad">
            <text:p/>
          </draw:image>
        </draw:frame>
        <draw:custom-shape draw:style-name="gr23" draw:text-style-name="P22" draw:layer="layout" svg:width="1.778cm" svg:height="1.778cm" svg:x="18.742cm" svg:y="5.40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516cm" svg:height="1.734cm" svg:x="18.95cm" svg:y="5.406cm">
          <draw:image xlink:href="Pictures/100002010000000E00000010E80ED184B655FA61.png" xlink:type="simple" xlink:show="embed" xlink:actuate="onLoad">
            <text:p/>
          </draw:image>
        </draw:frame>
        <draw:frame draw:style-name="gr1" draw:text-style-name="P2" draw:layer="layout" svg:width="1.262cm" svg:height="1.351cm" svg:x="20.574cm" svg:y="13.97cm">
          <draw:image xlink:href="Pictures/100002010000000E0000000F7A26AD2A18D53466.png" xlink:type="simple" xlink:show="embed" xlink:actuate="onLoad">
            <text:p/>
          </draw:image>
        </draw:frame>
        <draw:frame draw:style-name="gr1" draw:text-style-name="P2" draw:layer="layout" svg:width="1.354cm" svg:height="1.354cm" svg:x="22.352cm" svg:y="13.97cm">
          <draw:image xlink:href="Pictures/100002010000001000000010E86B4D29A33CC674.png" xlink:type="simple" xlink:show="embed" xlink:actuate="onLoad">
            <text:p/>
          </draw:image>
        </draw:frame>
        <draw:custom-shape draw:style-name="gr20" draw:text-style-name="P19" draw:layer="layout" svg:width="1.778cm" svg:height="1.778cm" svg:x="21.142cm" svg:y="5.40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354cm" svg:height="1.354cm" svg:x="21.352cm" svg:y="5.67cm">
          <draw:image xlink:href="Pictures/100002010000001000000010E86B4D29A33CC674.png" xlink:type="simple" xlink:show="embed" xlink:actuate="onLoad">
            <text:p/>
          </draw:image>
        </draw:frame>
        <draw:custom-shape draw:style-name="gr22" draw:text-style-name="P21" draw:layer="layout" svg:width="1.778cm" svg:height="1.778cm" svg:x="23.242cm" svg:y="5.50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262cm" svg:height="1.351cm" svg:x="23.574cm" svg:y="5.77cm">
          <draw:image xlink:href="Pictures/100002010000000E0000000FD3F7130333BF0127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5" draw:text-style-name="P6" draw:layer="layout" svg:width="10.885cm" svg:height="20.999cm" svg:x="17.817cm" svg:y="0cm">
          <draw:image xlink:href="Pictures/100002010000026C000004AC9E5C98936CD891B5.png" xlink:type="simple" xlink:show="embed" xlink:actuate="onLoad">
            <text:p text:style-name="P9"><text:tab/></text:p>
          </draw:image>
        </draw:frame>
        <draw:custom-shape draw:style-name="gr9" draw:text-style-name="P7" draw:layer="layout" svg:width="2.065cm" svg:height="1.016cm" svg:x="18.509cm" svg:y="17.781cm">
          <text:p text:style-name="P3">Stat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2.794cm" svg:height="1.016cm" svg:x="18.542cm" svg:y="2.032cm">
          <text:p text:style-name="P3">Character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94cm" svg:height="1.016cm" svg:x="21.742cm" svg:y="2.032cm">
          <text:p text:style-name="P3">Battle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94cm" svg:height="1.016cm" svg:x="24.842cm" svg:y="2.032cm">
          <text:p text:style-name="P3">Shop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065cm" svg:height="1.016cm" svg:x="20.809cm" svg:y="17.782cm">
          <text:p text:style-name="P3">Gea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2.065cm" svg:height="1.016cm" svg:x="23.109cm" svg:y="17.782cm">
          <text:p text:style-name="P3">Skill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065cm" svg:height="1.016cm" svg:x="25.509cm" svg:y="17.782cm">
          <text:p text:style-name="P3">Rank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4" draw:layer="layout" svg:width="4.117cm" svg:height="10.206cm" svg:x="7.313cm" svg:y="5.542cm">
          <draw:text-box>
            <text:p text:style-name="P9"><text:tab/></text:p>
          </draw:text-box>
        </draw:frame>
        <draw:custom-shape draw:style-name="gr27" draw:text-style-name="P3" draw:layer="layout" svg:width="2.794cm" svg:height="1.27cm" svg:x="21.943cm" svg:y="5.719cm">
          <text:p text:style-name="P3">Weap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draw:layer="layout" svg:width="2.794cm" svg:height="1.27cm" svg:x="21.944cm" svg:y="7.12cm">
          <text:p text:style-name="P3">Arm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draw:layer="layout" svg:width="2.794cm" svg:height="1.27cm" svg:x="21.945cm" svg:y="8.521cm">
          <text:p text:style-name="P3">Wor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draw:layer="layout" svg:width="2.794cm" svg:height="1.27cm" svg:x="21.946cm" svg:y="9.922cm">
          <text:p text:style-name="P3">Gui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draw:layer="layout" svg:width="2.794cm" svg:height="1.27cm" svg:x="21.947cm" svg:y="11.323cm">
          <text:p text:style-name="P3">Raci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draw:layer="layout" svg:width="2.794cm" svg:height="1.27cm" svg:x="21.948cm" svg:y="12.724cm">
          <text:p text:style-name="P3">Gui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draw:layer="layout" svg:width="2.794cm" svg:height="1.27cm" svg:x="21.944cm" svg:y="4.32cm">
          <text:p text:style-name="P3">Cla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3T13:09:34.845919219</meta:creation-date>
    <dc:date>2016-09-15T15:39:59.730864396</dc:date>
    <meta:editing-duration>PT39M14S</meta:editing-duration>
    <meta:editing-cycles>5</meta:editing-cycles>
    <meta:generator>LibreOffice/5.1.4.2$Linux_X86_64 LibreOffice_project/10m0$Build-2</meta:generator>
    <meta:document-statistic meta:object-count="141"/>
  </office:meta>
</office:document-meta>
</file>